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300000045EF2FF9F39F6B4F7B6.png" manifest:media-type="image/png"/>
  <manifest:file-entry manifest:full-path="Pictures/10000001000001D80000017D5CB57F28F0CBECBB.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7" style:family="paragraph" style:parent-style-name="normal1">
      <style:paragraph-properties fo:line-height="150%" fo:text-align="justify" style:justify-single-word="false"/>
      <style:text-properties style:font-name="Liberation Serif" officeooo:rsid="0056b105" officeooo:paragraph-rsid="0056b105"/>
    </style:style>
    <style:style style:name="P18" style:family="paragraph" style:parent-style-name="normal1">
      <style:paragraph-properties fo:line-height="150%" fo:text-align="justify" style:justify-single-word="false"/>
      <style:text-properties style:font-name="Liberation Serif" officeooo:rsid="0058a260" officeooo:paragraph-rsid="0058a260"/>
    </style:style>
    <style:style style:name="P19" style:family="paragraph" style:parent-style-name="Heading_20_2">
      <style:paragraph-properties fo:line-height="150%" fo:text-align="justify" style:justify-single-word="false"/>
      <style:text-properties style:font-name="Liberation Serif" officeooo:rsid="005926b2" officeooo:paragraph-rsid="005926b2"/>
    </style:style>
    <style:style style:name="P20" style:family="paragraph" style:parent-style-name="Heading_20_4">
      <style:paragraph-properties fo:line-height="150%" fo:text-align="justify" style:justify-single-word="false"/>
    </style:style>
    <style:style style:name="P2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2" style:family="paragraph" style:parent-style-name="normal1">
      <style:paragraph-properties fo:line-height="150%" fo:text-align="justify" style:justify-single-word="false"/>
    </style:style>
    <style:style style:name="P23" style:family="paragraph" style:parent-style-name="normal1">
      <style:paragraph-properties fo:line-height="150%" fo:text-align="justify" style:justify-single-word="false"/>
      <style:text-properties officeooo:paragraph-rsid="00202ff3"/>
    </style:style>
    <style:style style:name="P24" style:family="paragraph" style:parent-style-name="Heading_20_4">
      <style:paragraph-properties fo:line-height="150%" fo:text-align="justify" style:justify-single-word="false"/>
      <style:text-properties officeooo:paragraph-rsid="00567ce3"/>
    </style:style>
    <style:style style:name="P25" style:family="paragraph" style:parent-style-name="normal1">
      <style:paragraph-properties fo:line-height="150%"/>
      <style:text-properties officeooo:paragraph-rsid="0034e5ca"/>
    </style:style>
    <style:style style:name="P26" style:family="paragraph" style:parent-style-name="Heading_20_4">
      <style:paragraph-properties fo:line-height="150%"/>
      <style:text-properties officeooo:paragraph-rsid="00399534"/>
    </style:style>
    <style:style style:name="P27" style:family="paragraph" style:parent-style-name="normal1">
      <style:paragraph-properties fo:line-height="150%"/>
      <style:text-properties officeooo:paragraph-rsid="00399534"/>
    </style:style>
    <style:style style:name="P28" style:family="paragraph" style:parent-style-name="normal1">
      <style:paragraph-properties fo:line-height="150%"/>
      <style:text-properties officeooo:paragraph-rsid="0039a4b5"/>
    </style:style>
    <style:style style:name="P29" style:family="paragraph" style:parent-style-name="normal1">
      <style:paragraph-properties fo:line-height="150%"/>
      <style:text-properties officeooo:paragraph-rsid="003ed315"/>
    </style:style>
    <style:style style:name="P30" style:family="paragraph" style:parent-style-name="normal1">
      <style:paragraph-properties fo:line-height="150%"/>
      <style:text-properties officeooo:paragraph-rsid="0053aa54"/>
    </style:style>
    <style:style style:name="P31" style:family="paragraph" style:parent-style-name="Footnote">
      <style:text-properties officeooo:rsid="0023d6cf" officeooo:paragraph-rsid="0023d6cf"/>
    </style:style>
    <style:style style:name="P32" style:family="paragraph" style:parent-style-name="Footnote">
      <style:text-properties officeooo:rsid="001f0d1b" officeooo:paragraph-rsid="001f0d1b"/>
    </style:style>
    <style:style style:name="P33" style:family="paragraph" style:parent-style-name="Footnote">
      <style:text-properties officeooo:rsid="001a54f7" officeooo:paragraph-rsid="001a54f7"/>
    </style:style>
    <style:style style:name="P3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6"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40" style:family="paragraph" style:parent-style-name="Footnote">
      <style:text-properties officeooo:paragraph-rsid="0033e115"/>
    </style:style>
    <style:style style:name="P41" style:family="paragraph" style:parent-style-name="Heading_20_4">
      <style:paragraph-properties fo:line-height="150%"/>
      <style:text-properties officeooo:rsid="00309601" officeooo:paragraph-rsid="00309601"/>
    </style:style>
    <style:style style:name="P42" style:family="paragraph" style:parent-style-name="normal1">
      <style:paragraph-properties fo:line-height="150%"/>
      <style:text-properties officeooo:rsid="00309601" officeooo:paragraph-rsid="00309601"/>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4" style:family="paragraph" style:parent-style-name="normal1">
      <style:paragraph-properties fo:line-height="150%"/>
      <style:text-properties officeooo:rsid="00332b8a" officeooo:paragraph-rsid="00332b8a"/>
    </style:style>
    <style:style style:name="P45" style:family="paragraph" style:parent-style-name="normal1">
      <style:paragraph-properties fo:line-height="150%"/>
      <style:text-properties officeooo:rsid="0034e5ca" officeooo:paragraph-rsid="0034e5ca"/>
    </style:style>
    <style:style style:name="P46" style:family="paragraph" style:parent-style-name="Footnote">
      <style:text-properties officeooo:paragraph-rsid="0039a4b5"/>
    </style:style>
    <style:style style:name="P47" style:family="paragraph" style:parent-style-name="normal1">
      <style:paragraph-properties fo:line-height="150%"/>
      <style:text-properties fo:language="it" fo:country="IT" officeooo:rsid="0034e5ca" officeooo:paragraph-rsid="00337d6b"/>
    </style:style>
    <style:style style:name="P48" style:family="paragraph" style:parent-style-name="normal1">
      <style:paragraph-properties fo:line-height="150%"/>
      <style:text-properties fo:language="it" fo:country="IT" officeooo:rsid="0034e5ca" officeooo:paragraph-rsid="0034e5ca"/>
    </style:style>
    <style:style style:name="P49" style:family="paragraph" style:parent-style-name="normal1">
      <style:paragraph-properties fo:line-height="150%"/>
      <style:text-properties officeooo:rsid="00474d8c" officeooo:paragraph-rsid="00474d8c"/>
    </style:style>
    <style:style style:name="P50" style:family="paragraph" style:parent-style-name="normal1">
      <style:paragraph-properties fo:line-height="150%"/>
      <style:text-properties officeooo:rsid="00490900" officeooo:paragraph-rsid="00490900"/>
    </style:style>
    <style:style style:name="P51" style:family="paragraph" style:parent-style-name="normal1">
      <style:paragraph-properties fo:line-height="150%"/>
      <style:text-properties officeooo:rsid="004a4f72" officeooo:paragraph-rsid="004a4f72"/>
    </style:style>
    <style:style style:name="P52" style:family="paragraph" style:parent-style-name="normal1">
      <style:paragraph-properties fo:line-height="150%"/>
      <style:text-properties officeooo:rsid="004a4f72" officeooo:paragraph-rsid="0053aa54"/>
    </style:style>
    <style:style style:name="P5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57" style:family="paragraph" style:parent-style-name="normal1">
      <style:paragraph-properties fo:line-height="150%"/>
      <style:text-properties officeooo:rsid="005af94b" officeooo:paragraph-rsid="005af94b"/>
    </style:style>
    <style:style style:name="P58" style:family="paragraph" style:parent-style-name="normal1">
      <style:paragraph-properties fo:line-height="150%"/>
      <style:text-properties officeooo:rsid="005b6e9f" officeooo:paragraph-rsid="005b6e9f"/>
    </style:style>
    <style:style style:name="P59" style:family="paragraph" style:parent-style-name="normal1">
      <style:paragraph-properties fo:line-height="150%"/>
      <style:text-properties officeooo:rsid="00606865" officeooo:paragraph-rsid="0062e5aa"/>
    </style:style>
    <style:style style:name="P60" style:family="paragraph" style:parent-style-name="normal1">
      <style:paragraph-properties fo:line-height="150%"/>
      <style:text-properties officeooo:rsid="00642d77" officeooo:paragraph-rsid="00642d77"/>
    </style:style>
    <style:style style:name="P61" style:family="paragraph" style:parent-style-name="Heading_20_4">
      <style:text-properties officeooo:rsid="0070bfab" officeooo:paragraph-rsid="0070bfab"/>
    </style:style>
    <style:style style:name="P62" style:family="paragraph" style:parent-style-name="Heading_20_4">
      <style:text-properties officeooo:rsid="0070d9c1" officeooo:paragraph-rsid="0070d9c1"/>
    </style:style>
    <style:style style:name="P63" style:family="paragraph" style:parent-style-name="normal1">
      <style:text-properties officeooo:rsid="0070d9c1" officeooo:paragraph-rsid="0070d9c1"/>
    </style:style>
    <style:style style:name="P64" style:family="paragraph" style:parent-style-name="normal1">
      <style:paragraph-properties fo:line-height="150%"/>
      <style:text-properties officeooo:rsid="006f9046" officeooo:paragraph-rsid="006f9046"/>
    </style:style>
    <style:style style:name="P65" style:family="paragraph" style:parent-style-name="Heading_20_4">
      <style:text-properties officeooo:rsid="0072cfd2" officeooo:paragraph-rsid="0072cfd2"/>
    </style:style>
    <style:style style:name="P66" style:family="paragraph" style:parent-style-name="Heading_20_1">
      <style:paragraph-properties fo:line-height="150%"/>
      <style:text-properties style:font-name="Liberation Serif" officeooo:paragraph-rsid="007565a0"/>
    </style:style>
    <style:style style:name="P67" style:family="paragraph" style:parent-style-name="Heading_20_4">
      <style:text-properties officeooo:rsid="0070bfab" officeooo:paragraph-rsid="007565a0"/>
    </style:style>
    <style:style style:name="P68"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6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70"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7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7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565a0" fo:background-color="transparent" style:font-name-asian="Liberation Sans2" style:font-size-asian="18pt" style:font-style-asian="normal" style:font-weight-asian="bold" style:font-name-complex="Liberation Sans2" style:font-size-complex="18pt"/>
    </style:style>
    <style:style style:name="P7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4" style:family="paragraph" style:parent-style-name="normal1" style:list-style-name="L1">
      <style:paragraph-properties fo:line-height="150%"/>
      <style:text-properties officeooo:rsid="005b6e9f" officeooo:paragraph-rsid="005b6e9f"/>
    </style:style>
    <style:style style:name="P75"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76"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77" style:family="paragraph" style:parent-style-name="normal1">
      <style:paragraph-properties fo:line-height="150%" fo:text-align="justify" style:justify-single-word="false"/>
    </style:style>
    <style:style style:name="P78" style:family="paragraph" style:parent-style-name="normal1" style:list-style-name="L3">
      <style:paragraph-properties fo:line-height="150%"/>
      <style:text-properties officeooo:rsid="0041a537" officeooo:paragraph-rsid="0041a537"/>
    </style:style>
    <style:style style:name="P79" style:family="paragraph" style:parent-style-name="normal1" style:list-style-name="L3">
      <style:paragraph-properties fo:line-height="150%"/>
      <style:text-properties officeooo:rsid="0043827c" officeooo:paragraph-rsid="0043827c"/>
    </style:style>
    <style:style style:name="P80" style:family="paragraph" style:parent-style-name="normal1" style:list-style-name="L3">
      <style:paragraph-properties fo:line-height="150%"/>
      <style:text-properties officeooo:rsid="0044ca3d" officeooo:paragraph-rsid="0044ca3d"/>
    </style:style>
    <style:style style:name="P81" style:family="paragraph" style:parent-style-name="normal1" style:list-style-name="L4">
      <style:paragraph-properties fo:line-height="150%"/>
      <style:text-properties officeooo:rsid="00490900" officeooo:paragraph-rsid="00490900"/>
    </style:style>
    <style:style style:name="P82"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officeooo:rsid="001a3dc6"/>
    </style:style>
    <style:style style:name="T30" style:family="text">
      <style:text-properties officeooo:rsid="002ce230"/>
    </style:style>
    <style:style style:name="T31" style:family="text">
      <style:text-properties officeooo:rsid="00332b8a"/>
    </style:style>
    <style:style style:name="T32" style:family="text">
      <style:text-properties officeooo:rsid="00337d6b"/>
    </style:style>
    <style:style style:name="T33" style:family="text">
      <style:text-properties officeooo:rsid="0033e115"/>
    </style:style>
    <style:style style:name="T34" style:family="text">
      <style:text-properties officeooo:rsid="003b52e8"/>
    </style:style>
    <style:style style:name="T35" style:family="text">
      <style:text-properties officeooo:rsid="003cd430"/>
    </style:style>
    <style:style style:name="T36" style:family="text">
      <style:text-properties officeooo:rsid="003ed315"/>
    </style:style>
    <style:style style:name="T37" style:family="text">
      <style:text-properties style:text-position="0% 100%" officeooo:rsid="003ed315"/>
    </style:style>
    <style:style style:name="T38" style:family="text">
      <style:text-properties officeooo:rsid="0040400a"/>
    </style:style>
    <style:style style:name="T39" style:family="text">
      <style:text-properties officeooo:rsid="00432aef"/>
    </style:style>
    <style:style style:name="T40" style:family="text">
      <style:text-properties officeooo:rsid="0044ca3d"/>
    </style:style>
    <style:style style:name="T41" style:family="text">
      <style:text-properties officeooo:rsid="00474d8c"/>
    </style:style>
    <style:style style:name="T42" style:family="text">
      <style:text-properties officeooo:rsid="00490900"/>
    </style:style>
    <style:style style:name="T43" style:family="text">
      <style:text-properties officeooo:rsid="00498aa2"/>
    </style:style>
    <style:style style:name="T44" style:family="text">
      <style:text-properties officeooo:rsid="004a4f72"/>
    </style:style>
    <style:style style:name="T45" style:family="text">
      <style:text-properties officeooo:rsid="004c4845"/>
    </style:style>
    <style:style style:name="T46" style:family="text">
      <style:text-properties officeooo:rsid="004dc6e3"/>
    </style:style>
    <style:style style:name="T47" style:family="text">
      <style:text-properties officeooo:rsid="004f9267"/>
    </style:style>
    <style:style style:name="T48" style:family="text">
      <style:text-properties officeooo:rsid="0050769f"/>
    </style:style>
    <style:style style:name="T49" style:family="text">
      <style:text-properties officeooo:rsid="005248ec"/>
    </style:style>
    <style:style style:name="T50" style:family="text">
      <style:text-properties officeooo:rsid="005258c5"/>
    </style:style>
    <style:style style:name="T51" style:family="text">
      <style:text-properties officeooo:rsid="0053aa54"/>
    </style:style>
    <style:style style:name="T52" style:family="text">
      <style:text-properties officeooo:rsid="0053f91b"/>
    </style:style>
    <style:style style:name="T53" style:family="text">
      <style:text-properties officeooo:rsid="005af94b"/>
    </style:style>
    <style:style style:name="T54" style:family="text">
      <style:text-properties officeooo:rsid="005b6e9f"/>
    </style:style>
    <style:style style:name="T55" style:family="text">
      <style:text-properties officeooo:rsid="0062e5aa"/>
    </style:style>
    <style:style style:name="T56" style:family="text">
      <style:text-properties officeooo:rsid="00642d77"/>
    </style:style>
    <style:style style:name="T57" style:family="text">
      <style:text-properties officeooo:rsid="00673caa"/>
    </style:style>
    <style:style style:name="T58" style:family="text">
      <style:text-properties officeooo:rsid="0068fa97"/>
    </style:style>
    <style:style style:name="T59" style:family="text">
      <style:text-properties officeooo:rsid="005d173f"/>
    </style:style>
    <style:style style:name="T60" style:family="text">
      <style:text-properties officeooo:rsid="0070d9c1"/>
    </style:style>
    <style:style style:name="T61" style:family="text">
      <style:text-properties officeooo:rsid="00752ac4"/>
    </style:style>
    <style:style style:name="T62" style:family="text">
      <style:text-properties officeooo:rsid="007565a0"/>
    </style:style>
    <style:style style:name="T63" style:family="text">
      <style:text-properties fo:font-size="12pt" fo:font-weight="normal" style:font-name-asian="Liberation Serif1" style:font-size-asian="12pt" style:font-weight-asian="normal" style:font-name-complex="Liberation Serif1" style:font-size-complex="12pt"/>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ndice</text:p>
      <text:list text:style-name="WWNum1">
        <text:list-item>
          <text:p text:style-name="P69">Introduzione</text:p>
          <text:list>
            <text:list-item>
              <text:p text:style-name="P69">Descrizione progetto</text:p>
            </text:list-item>
            <text:list-item>
              <text:p text:style-name="P69">Principali tecnologie implementate</text:p>
            </text:list-item>
          </text:list>
        </text:list-item>
        <text:list-item>
          <text:p text:style-name="P69">(Capitolo 1) Panoramica tecnologie</text:p>
          <text:list>
            <text:list-item>
              <text:p text:style-name="P69">1.1 Event-driven architecture</text:p>
              <text:list>
                <text:list-item>
                  <text:p text:style-name="P69">Spiegazione</text:p>
                </text:list-item>
              </text:list>
            </text:list-item>
            <text:list-item>
              <text:p text:style-name="P69">1.2 Publish/<text:span text:style-name="T60">S</text:span>ubscribe</text:p>
              <text:list>
                <text:list-item>
                  <text:p text:style-name="P69">Spiegazione</text:p>
                </text:list-item>
                <text:list-item>
                  <text:p text:style-name="P70">Differenze con Observer Pattern</text:p>
                </text:list-item>
              </text:list>
            </text:list-item>
            <text:list-item>
              <text:p text:style-name="P69">1.3 Redis</text:p>
              <text:list>
                <text:list-item>
                  <text:p text:style-name="P69">Spiegazione</text:p>
                </text:list-item>
                <text:list-item>
                  <text:p text:style-name="P69">Confronto con database relazionali</text:p>
                </text:list-item>
                <text:list-item>
                  <text:p text:style-name="P69">Motivazioni scelta di implementazione</text:p>
                </text:list-item>
              </text:list>
            </text:list-item>
            <text:list-item>
              <text:p text:style-name="P69">1.4 MQTT</text:p>
              <text:list>
                <text:list-item>
                  <text:p text:style-name="P69">Spiegazione</text:p>
                </text:list-item>
                <text:list-item>
                  <text:p text:style-name="P69">Confronto con <text:span text:style-name="T44">protocollo HTTP</text:span></text:p>
                </text:list-item>
                <text:list-item>
                  <text:p text:style-name="P69">Motivazioni scelta di implementazione</text:p>
                </text:list-item>
              </text:list>
            </text:list-item>
            <text:list-item>
              <text:p text:style-name="P69">1.5 Server-sent events</text:p>
              <text:list>
                <text:list-item>
                  <text:p text:style-name="P69">spiegazione</text:p>
                </text:list-item>
                <text:list-item>
                  <text:p text:style-name="P69">Confronto con WebSocket e Long-polling</text:p>
                </text:list-item>
              </text:list>
            </text:list-item>
          </text:list>
        </text:list-item>
        <text:list-item>
          <text:p text:style-name="P69">(Capitolo 2) <text:span text:style-name="T62">Implementazione</text:span></text:p>
          <text:list>
            <text:list-item>
              <text:p text:style-name="P71">2.1 Panoramica</text:p>
            </text:list-item>
            <text:list-item>
              <text:p text:style-name="P71">2.2 Dettaglio struttura</text:p>
              <text:list>
                <text:list-item>
                  <text:p text:style-name="P71">Docker</text:p>
                </text:list-item>
                <text:list-item>
                  <text:p text:style-name="P71">DbHandler</text:p>
                </text:list-item>
                <text:list-item>
                  <text:p text:style-name="P71">WebApp</text:p>
                </text:list-item>
                <text:list-item>
                  <text:p text:style-name="P71">MqttHandler</text:p>
                </text:list-item>
                <text:list-item>
                  <text:p text:style-name="P71">Esp32</text:p>
                </text:list-item>
              </text:list>
            </text:list-item>
            <text:list-item>
              <text:p text:style-name="P71">2.3 Verifiche effettuate</text:p>
            </text:list-item>
            <text:list-item>
              <text:p text:style-name="P71">2.4 Miglioramenti e sviluppi futuri</text:p>
            </text:list-item>
          </text:list>
        </text:list-item>
        <text:list-item>
          <text:p text:style-name="P71">(Capitolo 3) Conclusioni</text:p>
          <text:list>
            <text:list-item>
              <text:p text:style-name="P71">3.1 Sviluppi futuri</text:p>
            </text:list-item>
            <text:list-item>
              <text:p text:style-name="P71">3.2 Conclusioni</text:p>
            </text:list-item>
          </text:list>
        </text:list-item>
        <text:list-item>
          <text:p text:style-name="P71">Bibliografia</text:p>
        </text:list-item>
      </text:list>
      <text:p text:style-name="P82"><text:soft-page-break/></text:p>
      <text:p text:style-name="P7">Introduzione</text:p>
      <text:p text:style-name="P59"><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3">dalla necessità di conoscere in tempo reale i dati di vendita di un bar </text:span>esponendone alcuni al pubblico ed <text:span text:style-name="T55">rendendone altri </text:span>visibili solo al personale. </text:p>
      <text:p text:style-name="P59"><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59"/>
      <text:p text:style-name="P60">Il software gestionale usato per tenere traccia degli ordini effettuati, rendeva particolarmente difficile estrarre i report di vendita e conoscere l’andamento dei consumi nel tempo, pe<text:span text:style-name="T61">r</text:span>chè non prevedeva nessun tipo di rappresentazione grafica, <text:span text:style-name="T61">quindi p</text:span>er ovviare a questo problema, l’applicativo sviluppato si interfaccia direttamente con il database PostgreSQL usato dal gestionale e fornisce diverse modalità di visualizzazione dati.</text:p>
      <text:p text:style-name="P58"><text:span text:style-name="T56">Nello specifico il</text:span> progetto è composto da più microservizi gestiti tramite container docker, ognuno con un compito ben definito:</text:p>
      <text:list text:style-name="L1">
        <text:list-item>
          <text:p text:style-name="P74">lettura dati dal database del sw gestionale;</text:p>
        </text:list-item>
        <text:list-item>
          <text:p text:style-name="P74">pubblicazione dati in grafici lato web;</text:p>
        </text:list-item>
        <text:list-item>
          <text:p text:style-name="P74">pubblicazione dati per dispositivi IoT;</text:p>
        </text:list-item>
      </text:list>
      <text:p text:style-name="P58">infine vi è una struttura appositamente realizzata con lo scopo di interpretare i dati ricevuti dal sistema e visualizzarli tramite strisce led opportunamente controllate da un microcontrollore ESP32.</text:p>
      <text:p text:style-name="P58"/>
      <text:p text:style-name="P57">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7">lavorare</text:span>.</text:p>
      <text:p text:style-name="P57">Sorge quindi il bisogno di affidarsi ad <text:span text:style-name="T58">un </text:span><text:span text:style-name="T54">metodo</text:span> studiat<text:span text:style-name="T54">o </text:span>appositamente per non occupare interamente la rete con richieste in polling <text:span text:style-name="T54">potenzialmente inutili, </text:span><text:span text:style-name="T58">pertanto, dove possibile, è stata </text:span>adotta<text:span text:style-name="T58">ta</text:span><text:span text:style-name="T54"> l’architettura basata ad eventi.</text:span></text:p>
      <text:p text:style-name="P64">Il primo servizio sviluppato ha lo scopo di leggere i dati dal database del software gestionale, inevitabilmente tramite richieste temporizzate, per poi rielaborarli e pubblicarli su un istanza di Redis, così da passare <text:span text:style-name="T59">all’architettura ad eventi, </text:span>rendendoli <text:span text:style-name="T59">accessibili agli altri servizi che vengono poi notificati appena sono presenti dati nuovi. </text:span></text:p>
      <text:p text:style-name="P64"><text:span text:style-name="T59">Per quanto riguarda la visualizzazione lato web, un altro servizio realizzato ha lo scopo di leggere i dati da Redis ed elaborarli fornendoli al frontend tramite il protocollo Server Sent Events, che ha la </text:span><text:soft-page-break/><text:span text:style-name="T59">caratteristica di </text:span>mantenere <text:span text:style-name="T59">una connessione tra client e server </text:span>aperta <text:span text:style-name="T59">e notificare ogni volta che sono presenti nuovi dati. Infine, per la comunicazione con il microcontrollore, è stato </text:span>sviluppato<text:span text:style-name="T59"> un altro servizio che anch'esso riceve i dati da Redis e li fornisce tramite il protocollo MQTT che è </text:span>realizzato<text:span text:style-name="T59"> apposta per dispositivi poco prestanti e in situazioni con scarse risorse di rete.</text:span></text:p>
      <text:p text:style-name="P57"/>
      <text:p text:style-name="P8"/>
      <text:p text:style-name="P7">Capitolo 1 Panoramica tecnologie</text:p>
      <text:p text:style-name="P37">Event driven architecture</text:p>
      <text:p text:style-name="P61">Spiegazione</text:p>
      <text:p text:style-name="P34">Gli app<text:span text:style-name="T53">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4">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4">Per risolvere questo problema è stato creato il pattern architetturale Event-driven.</text:p>
      <text:p text:style-name="P21"><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2">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4"><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39"><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text:style-name="L2">
        <text:list-item>
          <text:p text:style-name="P75">Interazioni disaccoppiate, dove colui che pubblica un evento non ha idea dell’effettiva presenza di iscritti, o ricevitori, di quello specifico evento;</text:p>
        </text:list-item>
        <text:list-item>
          <text:p text:style-name="P75">Comunicazione N a M, per cui in uno specifico topic possono pubblicare o rilevare eventi un numero qualsiasi di interlocutori;</text:p>
        </text:list-item>
        <text:list-item>
          <text:p text:style-name="P75">Trigger basato ad eventi, per cui il flow di esecuzione delle varie componenti è dettato dalla ricezione o meno di un evento;</text:p>
        </text:list-item>
        <text:list-item>
          <text:p text:style-name="P75">Asincronicità, dato che non vi è un momento preciso in cui verrà generato e ricevuto l’evento, l’intera architettura è intrinsecamente asincrona .</text:p>
        </text:list-item>
      </text:list>
      <text:p text:style-name="P36"/>
      <text:p text:style-name="P34">L’architettura Event-driven trova applicazione nel pattern Publish/Subscribe.</text:p>
      <text:p text:style-name="P3"/>
      <text:p text:style-name="P38">Pattern Publish/Subscribe</text:p>
      <text:p text:style-name="P62">Spiegazione</text:p>
      <text:p text:style-name="P63"/>
      <text:p text:style-name="P35">Abbreviato spesso in pub/sub, è un pattern usato per permettere una comunicazione asincrona tra componenti di un applicativo, prevedendo la pubblicazione di messaggi e la loro ricezione dalle parti interessate a riceverli.</text:p>
      <text:p text:style-name="P35">La particolarità importante di questo sistema sta nel fatto che i componenti hanno un compito ben definito ma non hanno coscienza di tutto il resto della rete, rendendo il tutto molto scalabile e adatto a elementi eterogenei tra loro.</text:p>
      <text:p text:style-name="P35">Gli elementi principali di questo pattern sono:</text:p>
      <text:list text:style-name="WWNum2">
        <text:list-item>
          <text:p text:style-name="P76"><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76"><text:soft-page-break/><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76"><text:span text:style-name="T4">Broker</text:span><text:span text:style-name="T1">: è di fatto un intermediario che gestisce lo scambio di messaggi tra i vari publisher e subscribers nei vari canali</text:span></text:p>
        </text:list-item>
        <text:list-item>
          <text:p text:style-name="P76"><text:span text:style-name="T4">Canali</text:span><text:span text:style-name="T1">: Sono “topic” in cui i publishers inviano i messaggi che i subscribers leggono e servono per differenziare </text:span></text:p>
        </text:list-item>
      </text:list>
      <text:p text:style-name="P35"><draw:frame draw:style-name="fr1" draw:name="Frame1" text:anchor-type="char" svg:x="0.1252in" svg:y="0.0008in" svg:width="6.4429in" draw:z-index="0"><draw:text-box fo:min-height="3.9146in"><text:p text:style-name="Figure"><draw:frame draw:style-name="fr4"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0">Differenze con Observer pattern</text:p>
      <text:p text:style-name="P22">Tra le varie possibilità di implementazione dell’architettura <text:span text:style-name="T30">E</text:span>vent-driven, il pattern che più viene paragonato al pubsub è l’observer pattern, perché presentano caratteristiche comuni tra loro. </text:p>
      <text:p text:style-name="P22">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2">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2"><text:soft-page-break/></text:p>
      <text:p text:style-name="P6">Redis</text:p>
      <text:p text:style-name="P41">Spiegazione </text:p>
      <text:p text:style-name="P16"/>
      <text:p text:style-name="P43"><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9">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1">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0">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3">Comando</text:p>
          </table:table-cell>
          <table:table-cell table:style-name="Table1.A1" office:value-type="string">
            <text:p text:style-name="P53">Esempio e descrizione</text:p>
          </table:table-cell>
        </table:table-row>
        <table:table-row table:style-name="Table1.1">
          <table:table-cell table:style-name="Table1.A2" office:value-type="string">
            <text:p text:style-name="P56">SUBSCRIBE</text:p>
          </table:table-cell>
          <table:table-cell table:style-name="Table1.A2" office:value-type="string">
            <text:p text:style-name="P54"><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56">UNSUBSCRIBE</text:p>
          </table:table-cell>
          <table:table-cell table:style-name="Table1.A2" office:value-type="string">
            <text:p text:style-name="P54"><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56">PUBLISH</text:p>
          </table:table-cell>
          <table:table-cell table:style-name="Table1.A2" office:value-type="string">
            <text:p text:style-name="P54"><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56">PSUBSCRIBE</text:p>
          </table:table-cell>
          <table:table-cell table:style-name="Table1.A2" office:value-type="string">
            <text:p text:style-name="P55"><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56">PUBSUBSCRIBE</text:p>
          </table:table-cell>
          <table:table-cell table:style-name="Table1.A6" office:value-type="string">
            <text:p text:style-name="P54"><text:span text:style-name="T20">PUNSUBSCRIBE [pattern [pattern …]]</text:span> – <text:span text:style-name="T27">Annulla sottoscrizione ai canali che combaciano con i pattern indicati (o a tutti, se nessun pattern è indicato)</text:span></text:p>
          </table:table-cell>
        </table:table-row>
      </table:table>
      <text:p text:style-name="P11">https://redis.com/glossary/pub-sub/</text:p>
      <text:p text:style-name="P12"><text:soft-page-break/>I comandi indicati vengono lanciati interfacciandosi direttamente <text:span text:style-name="T30">da riga di comando</text:span> <text:span text:style-name="T30">con</text:span> Redis o, più comunemente, <text:span text:style-name="T30">sono</text:span> <text:s/>usati implicitamente in librerie scritte appositamente per i maggiori linguaggi di programmazione (C, Python, Java…).</text:p>
      <text:p text:style-name="P14">Come già detto, Redis risiede interamente in-memory e questo porta ad un vantaggio / svantaggio:</text:p>
      <text:p text:style-name="P14">il vantaggio è sicuramente la velocità di accesso ai dati; lo svantaggio è <text:span text:style-name="T31">dato dal</text:span>la volatilità <text:span text:style-name="T31">dei dati</text:span>, dal momento che una volta terminata l’istanza di Redis, <text:span text:style-name="T31">v</text:span>erranno <text:span text:style-name="T31">tutti </text:span>persi. <text:line-break/><text:span text:style-name="T31">Nel caso venga usato come broker di messaggi o come cache, la volatilità non risulta un problema, ma in altri contesti potrebbe esserlo, quindi sono previsti due modi per salvare i dati su disco:</text:span></text:p>
      <text:p text:style-name="P14"/>
      <text:p text:style-name="P15">“RDB (Redis Database): che consiste in uno snapshot di un punto-nel-tempo del dataset a intervalli definiti.</text:p>
      <text:p text:style-name="P15">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2"/>
      <text:p text:style-name="P41">Confronto con database relazionali</text:p>
      <text:p text:style-name="P44">Una ricerca di Xing Yao - Wei Su - Shuai Gao, mette a confronto le velocità di <text:span text:style-name="T32">accesso ai dati di Redis, MySQL e SQLite, dove questi ultimi due sono tra i database relazionali più usati attualmente, analizzando i tempi ottenuti a fronte di numero di operazioni sempre crescente.</text:span></text:p>
      <text:p text:style-name="P25"><text:span text:style-name="T32">Dalle conclusioni ottenute, si </text:span><text:span text:style-name="T33">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40">Xing Yao - Wei Su - Shuai Gao, 2017, <text:span text:style-name="T20">Performance analysis of different database in new internet mapping system</text:span>. <text:span text:style-name="T33">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47"/>
      <text:p text:style-name="P48"><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45"/>
      <text:p text:style-name="P42"/>
      <text:p text:style-name="P41">Motivazioni scelta implementazione</text:p>
      <text:p text:style-name="P13">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3">Per motivi di chiarezza e di scalabilità futura, ho scelto di adottare la struttura a microservizi, trovandomi di fronte ad un secondo problema, ovvero il mettere queste parti in comunicazione tra loro.</text:p>
      <text:p text:style-name="P13">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2"/>
      <text:p text:style-name="P12"/>
      <text:p text:style-name="P2">MQTT</text:p>
      <text:p text:style-name="P26">Spiegazione</text:p>
      <text:p text:style-name="P27">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28">Per questo tipo di comunicazione, viene ampiamente utilizzato il protocollo MQTT <text:span text:style-name="T40">(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6">C. Hillar Gastòn, 2017, <text:span text:style-name="T20">MQTT Essentials – A Lightweight IoT Protocol</text:span></text:p></text:note-body></text:note>.</text:p>
      <text:p text:style-name="P29"><text:soft-page-break/><text:span text:style-name="T34">Il principio di funzionamento è del tutto analogo a quanto spiegato per il pattern publish/subscribe, dove ogni dispositivo comunica con un broker che fa da tramite per instradare i messaggi sui canali </text:span><text:span text:style-name="T36">stabiliti</text:span><text:span text:style-name="T35">.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7">,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7"><text:s/><text:span text:style-name="T39">A</text:span><text:span text:style-name="T38">nalizza</text:span><text:span text:style-name="T39">ndo </text:span><text:span text:style-name="T38">le caratteristiche principali e le motivazioni per cui viene sempre più </text:span><text:span text:style-name="T39">utilizzato in</text:span><text:span text:style-name="T38"> comunicazioni M2M (machine to machine) </text:span><text:span text:style-name="T39">o</text:span><text:span text:style-name="T38"> IoT, </text:span><text:span text:style-name="T39">si può citare il contributo fornito da AWS</text:span><text:span text:style-name="T39"><text:note text:id="ftn7" text:note-class="footnote"><text:note-citation>7</text:note-citation><text:note-body><text:p text:style-name="Footnote">https://aws.amazon.com/it/what-is/mqtt/</text:p></text:note-body></text:note></text:span><text:span text:style-name="T39"> nel quale sono indicate:</text:span></text:p>
      <text:list text:style-name="L3">
        <text:list-item>
          <text:p text:style-name="P78">leggerezza, che è fondamentale per dispositivi non troppo potenti <text:span text:style-name="T39">che possiedono risorse limitate, in quanto un messaggio può essere ridotto ad un minimo di 2 byte di dati;</text:span></text:p>
        </text:list-item>
        <text:list-item>
          <text:p text:style-name="P79">scalabilità, in quanto è supportato da una vastissima gamma di dispositivi IoT e dai maggiori linguaggi di programmazione con varie librerie dedicate, <text:span text:style-name="T40">rendendo possibile la comunicazione con diversi elementi eterogenei tra loro</text:span>;</text:p>
        </text:list-item>
        <text:list-item>
          <text:p text:style-name="P79">affidabilità, perché viene incontro alle situazioni in cui la rete può non essere stabile (ad es. rete cellulare) disponendo di funzioni apposite per ridurre il tempo di riconnessione. <text:span text:style-name="T40">Inoltre definisce tre livelli di QoS (quality of service) per </text:span><text:span text:style-name="T41">stabilire il grado di accuratezza</text:span></text:p>
        </text:list-item>
        <text:list-item>
          <text:p text:style-name="P80">sicurezza, dato che supporta protocolli moderni di crittografia e autenticazione come OAuth e TSL1.3</text:p>
        </text:list-item>
      </text:list>
      <text:p text:style-name="P49">Un altro aspetto fondamentale di questo protocollo, è la possibilità di definire <text:span text:style-name="T42">un livello QoS per la parte di publish e uno per la subscribe, che possono essere diversi tra loro.</text:span></text:p>
      <text:p text:style-name="P50">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text:style-name="L4">
        <text:list-item>
          <text:p text:style-name="P81"><text:span text:style-name="T43">livello </text:span>0 invia al massimo una volta, <text:span text:style-name="T43">ovvero il mittente spedisce senza preoccuparsi delle eventuali ricezioni, ha il vantaggio di avere il minor overhead tra i tre livelli;</text:span></text:p>
        </text:list-item>
        <text:list-item>
          <text:p text:style-name="P81"><text:span text:style-name="T43">livello </text:span>1 invia almeno una volta, <text:span text:style-name="T43">assicurandosi della ricezione ma con la possibilità di creare degli invii duplicati non voluti;</text:span></text:p>
        </text:list-item>
        <text:list-item>
          <text:p text:style-name="P81"><text:span text:style-name="T43">livello </text:span>2 invia esattamente una volta, <text:span text:style-name="T43">assicurandosi anch’esso della ricezione ma con la certezza di non creare duplicati.</text:span></text:p>
        </text:list-item>
      </text:list>
      <text:p text:style-name="P50"><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6">Confronto con <text:span text:style-name="T44">protocollo HTTP</text:span></text:p>
      <text:p text:style-name="P51">Il metodo più classico per la comunicazione tra dispositivi è sicuramente il protocollo HTTP che, come già detto, prevede un meccanismo request/response per la comunicazione tra client e server.</text:p>
      <text:p text:style-name="P51">In ambito IoT, dove le risorse dei dispositivi sono spesso limitate, <text:span text:style-name="T47">potrebbe essere</text:span> consigliabile un sistema che sfrutti il pattern pub/sub, come appunto l’MQTT.</text:p>
      <text:p text:style-name="P52">A riguardo, è interessante lo studio di T. Yokotani <text:span text:style-name="T45">e</text:span> Y. Sasaki “Comparison with HTTP and MQTT on required network resources for IoT”<text:note text:id="ftn8" text:note-class="footnote"><text:note-citation>8</text:note-citation><text:note-body><text:p text:style-name="Footnote">T. Yokotani and Y. Sasaki, <text:span text:style-name="T46">2016, </text:span><text:span text:style-name="T20">Comparison with HTTP and MQTT on required network resources for IoT</text:span></text:p></text:note-body></text:note> <text:span text:style-name="T48">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8">. Al contrario l’MQTT riduce questo </text:span><text:span text:style-name="T49">spreco mantenendo la connessione attiva, </text:span><text:span text:style-name="T50">t</text:span><text:span text:style-name="T51">ramite </text:span><text:span text:style-name="T49">la gestione dei livelli QoS e con l’uso di una comunicazione asimmetrica (a differenza dell’HTTP che prevede una comunicazione simmetrica). </text:span><text:span text:style-name="T51">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2">pubblicazione</text:span><text:span text:style-name="T51">; </text:span><text:span text:style-name="T52">nel caso un elemento debba ricevere dei dati dal broker, vi sarà una fase aggiuntiva di sottoscrizione al canale indicato.</text:span></text:p>
      <text:p text:style-name="P52"><draw:frame draw:style-name="fr3" draw:name="Image2" text:anchor-type="char" svg:x="0.8882in" svg:y="0.1874in" svg:width="4.9165in" svg:height="3.9689in" draw:z-index="3"><draw:image xlink:href="Pictures/10000001000001D80000017D5CB57F28F0CBECBB.png" xlink:type="simple" xlink:show="embed" xlink:actuate="onLoad" draw:mime-type="image/png"/></draw:frame><text:soft-page-break/></text:p>
      <text:p text:style-name="P30"><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0"><text:soft-page-break/></text:p>
      <text:p text:style-name="P24">Motivazioni scelta implementazione nel progetto</text:p>
      <text:p text:style-name="P17">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18">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19">Server Sent Events</text:p>
      <text:p text:style-name="P65">spiegazione</text:p>
      <text:p text:style-name="P22">Le applicazioni web utilizzano il protocolo HTTP per permettere la comunicazione tra client e server, usando metodi come GET o POST per accedere alle risorse. </text:p>
      <text:p text:style-name="P22">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2">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2">Quello scelto e implementato nell’applicazione in esame è il protocollo Server Sent Events.</text:p>
      <text:p text:style-name="P23"><text:soft-page-break/>Abbreviato in SSE “<text:span text:style-name="T28">è una tecnologia HTML5 che consente al server di inviare nuovi dati ai clienti</text:span>”<text:note text:id="ftn9" text:note-class="footnote"><text:note-citation>9</text:note-citation><text:note-body><text:p text:style-name="P33">Darren Cook, 2014, <text:span text:style-name="T20">Data Push Apps with HTML5 SSE</text:span></text:p></text:note-body></text:note> e <text:span text:style-name="T22">s</text:span>i tratta di un modello di comunicazione web <text:span text:style-name="T29">che implementa il concetto di “data push”, </text:span><text:span text:style-name="T22">secondo il quale</text:span><text:span text:style-name="T29">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3">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65">Confronto con WebSocket e Long Polling</text:p>
      <text:p text:style-name="P22">Di seguito sono riportati i confronti con le soluzioni alternative più usate attualmente:</text:p>
      <text:p text:style-name="P5"/>
      <text:p text:style-name="P22">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2">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2">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2">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2"/>
      <text:p text:style-name="P22"/>
      <text:p text:style-name="P66">Capitolo <text:span text:style-name="T62">2</text:span> <text:span text:style-name="T62">Implementazione</text:span></text:p>
      <text:p text:style-name="P72"><text:span text:style-name="T62">Panoramica</text:span></text:p>
      <text:p text:style-name="P73"><text:span text:style-name="T6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3-12-25T00:30:54.338000000</dc:date>
    <meta:editing-cycles>52</meta:editing-cycles>
    <meta:editing-duration>PT8H32M58S</meta:editing-duration>
    <meta:generator>LibreOffice/7.6.3.2$Windows_X86_64 LibreOffice_project/29d686fea9f6705b262d369fede658f824154cc0</meta:generator>
    <meta:document-statistic meta:table-count="1" meta:image-count="4" meta:object-count="0" meta:page-count="14" meta:paragraph-count="156" meta:word-count="3948" meta:character-count="25955" meta:non-whitespace-character-count="22191"/>
    <meta:user-defined meta:name="AppVersion">15.0000</meta:user-defined>
  </office:meta>
</office:document-meta>
</file>